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9.96cm"/>
    </style:style>
    <style:style style:name="pr2" style:family="presentation" style:parent-style-name="Default-subtitle">
      <style:graphic-properties draw:fill-color="#ffffff" draw:auto-grow-height="true" fo:min-height="3.79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92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draw:auto-grow-height="true" fo:min-height="14.503cm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font-size="26.700000762939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26.7000007629395pt" style:font-size-asian="26.7000007629395pt" style:font-size-complex="26.7000007629395p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6.7000007629395pt" style:font-size-asian="26.7000007629395pt" style:font-size-complex="26.7000007629395pt"/>
    </style:style>
    <style:style style:name="T6" style:family="text">
      <style:text-properties fo:font-size="54pt" fo:font-weight="bold" style:font-size-asian="54pt" style:font-weight-asian="bold" style:font-size-complex="54pt" style:font-weight-complex="bold"/>
    </style:style>
    <style:style style:name="T7" style:family="text">
      <style:text-properties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4cm" svg:height="9.96cm" svg:x="0.8cm" svg:y="0.761cm" presentation:class="title" presentation:user-transformed="true">
          <draw:text-box>
            <text:p><text:span text:style-name="T1">Everything Awesome</text:span><text:span text:style-name="T2"><text:line-break/></text:span><text:span text:style-name="T2">About</text:span><text:span text:style-name="T2"><text:line-break/></text:span><text:span text:style-name="T1">GPU Drivers</text:span></text:p>
          </draw:text-box>
        </draw:frame>
        <draw:frame presentation:style-name="pr2" draw:text-style-name="P2" draw:layer="layout" svg:width="25.199cm" svg:height="3.799cm" svg:x="1.401cm" svg:y="10.4cm" presentation:class="subtitle" presentation:user-transformed="true">
          <draw:text-box>
            <text:p><text:span text:style-name="T3">Daniel Vetter, Intel VTT</text:span></text:p>
            <text:p><text:span text:style-name="T3">@danvet</text:span></text:p>
            <text:p><text:span text:style-name="T3">LCA 2020, Gold Coa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10 or so years ago ...</text:p>
          </draw:text-box>
        </draw:frame>
        <draw:frame presentation:style-name="pr5" draw:text-style-name="P4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graphics execution manager</text:p>
              </text:list-item>
              <text:list-item>
                <text:p>kernel modesetting</text:p>
              </text:list-item>
              <text:list-item>
                <text:p>drm/i915, drm/radeon</text:p>
              </text:list-item>
              <text:list-item>
                <text:p>fbdev vs drm modesetting</text:p>
              </text:list-item>
              <text:list-item>
                <text:p>proudly celebrating OpenGL 2</text:p>
              </text:list-item>
              <text:list-item>
                <text:p>… and a wastel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today</text:p>
          </draw:text-box>
        </draw:frame>
        <draw:frame presentation:style-name="pr5" draw:text-style-name="P4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15% of the kernel + userspace</text:p>
              </text:list-item>
              <text:list-item>
                <text:p>57 atomic modeset drivers (and more others)</text:p>
              </text:list-item>
              <text:list-item>
                <text:p>latest OpenGL, GLES, Vulkan</text:p>
              </text:list-item>
              <text:list-item>
                <text:p>smallest kernel driver 246 lines</text:p>
              </text:list-item>
              <text:list-item>
                <text:p>largest kernel driver 2.2M lin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Awesome Display: Atomic Modeset</text:p>
          </draw:text-box>
        </draw:frame>
        <draw:frame presentation:style-name="pr5" draw:text-style-name="P4" draw:layer="layout" svg:width="25.199cm" svg:height="8.311cm" svg:x="1.4cm" svg:y="5.489cm" presentation:class="outline" presentation:user-transformed="true">
          <draw:text-box>
            <text:list text:style-name="L3">
              <text:list-item>
                <text:p>lots of planes for SoC</text:p>
              </text:list-item>
              <text:list-item>
                <text:p>lots of outputs for desktop</text:p>
              </text:list-item>
              <text:list-item>
                <text:p>blending, writeback, color space conversions, …</text:p>
              </text:list-item>
              <text:list-item>
                <text:p>gracefully handling link failures</text:p>
              </text:list-item>
              <text:list-item>
                <text:p>content protection</text:p>
              </text:list-item>
              <text:list-item>
                <text:p>everything el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Case Study: ST7736R</text:p>
          </draw:text-box>
        </draw:frame>
        <draw:frame presentation:style-name="pr5" draw:text-style-name="P4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hotunplug support</text:p>
              </text:list-item>
              <text:list-item>
                <text:p>full atomic kms + fbdev + legacy kms</text:p>
              </text:list-item>
              <text:list-item>
                <text:p>devm, w/ correct refcounting</text:p>
              </text:list-item>
              <text:list-item>
                <text:p>dma-buf w/ dma-fence support</text:p>
              </text:list-item>
              <text:list-item>
                <text:p>system suspend/resume missing, 2 functions to hook up</text:p>
              </text:list-item>
              <text:list-item>
                <text:p>243 lines tota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Case Study: amdgpu.ko &amp; DAL</text:p>
          </draw:text-box>
        </draw:frame>
        <draw:frame presentation:style-name="pr5" draw:text-style-name="P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new (display) driver written for Linux!</text:p>
              </text:list-item>
              <text:list-item>
                <text:p>but: OS abstraction layer</text:p>
              </text:list-item>
              <text:list-item>
                <text:p>open source OS: you can change it?!</text:p>
              </text:list-item>
              <text:list-item>
                <text:p>2 years of refactor to put the driver in charge</text:p>
              </text:list-item>
              <text:list-item>
                <text:p>2.2M lines of stuf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Atomic Modesetting: Lessons Learned</text:p>
          </draw:text-box>
        </draw:frame>
        <draw:frame presentation:style-name="pr5" draw:text-style-name="P4" draw:layer="layout" svg:width="25.199cm" svg:height="8.311cm" svg:x="1.4cm" svg:y="5.683cm" presentation:class="outline" presentation:user-transformed="true">
          <draw:text-box>
            <text:list text:style-name="L3">
              <text:list-item>
                <text:p>free standing state structures are great</text:p>
              </text:list-item>
              <text:list-item>
                <text:p>check/commit, not try/rollback</text:p>
              </text:list-item>
              <text:list-item>
                <text:p>modular helpers: flexibility&amp;experimentation</text:p>
              </text:list-item>
              <text:list-item>
                <text:p>userspace/kernel marshalling in the core</text:p>
              </text:list-item>
              <text:list-item>
                <text:p>locking in the core</text:p>
              </text:list-item>
              <text:list-item>
                <text:p>WIP: need tests and proper uapi spe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Atomic Modesetting: Further Reading</text:p>
          </draw:text-box>
        </draw:frame>
        <draw:frame presentation:style-name="pr5" draw:text-style-name="P4" draw:layer="layout" svg:width="25.199cm" svg:height="8.311cm" svg:x="1.4cm" svg:y="5.683cm" presentation:class="outline" presentation:user-transformed="true">
          <draw:text-box>
            <text:list text:style-name="L3">
              <text:list-item>
                <text:p>LWN «Atomic mode setting design overview, part 1/2» <text:a xlink:href="https://lwn.net/Articles/653466/" xlink:type="simple">https://lwn.net/Articles/653466/</text:a></text:p>
              </text:list-item>
              <text:list-item>
                <text:p>«Midlayers, Once More With Feelings!» <text:span text:style-name="T4"><text:a xlink:href="https://blog.ffwll.ch/2016/12/midlayers-once-more-with-feeling.html" xlink:type="simple">https://blog.ffwll.ch/2016/12/midlayers-once-more-with-feeling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Awesome Full Stack: drm_modifiers</text:p>
          </draw:text-box>
        </draw:frame>
        <draw:frame presentation:style-name="pr5" draw:text-style-name="P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GPU buffer memory layout trickery</text:p>
              </text:list-item>
              <text:list-item>
                <text:p>display, rendering, compositor, apps need to agree</text:p>
              </text:list-item>
              <text:list-item>
                <text:p>Vulkan&amp;OpenGL extensions, Wayland/X11 protocols</text:p>
              </text:list-item>
              <text:list-item>
                <text:p>for SoCs: ARM framebuffer compression</text:p>
              </text:list-item>
              <text:list-item>
                <text:p>even Nvidia!</text:p>
              </text:list-item>
              <text:list-item>
                <text:p>WIP: dynamic changes and compression st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Tearing: Not So Awesome</text:p>
          </draw:text-box>
        </draw:frame>
        <draw:frame presentation:style-name="pr5" draw:text-style-name="P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at first: implicit sync on buffers</text:p>
              </text:list-item>
              <text:list-item>
                <text:p>cross driver implicit sync: dma_resv + dma_fence</text:p>
              </text:list-item>
              <text:list-item>
                <text:p>more rope for userspace: explicit sync w/ sync_file</text:p>
              </text:list-item>
              <text:list-item>
                <text:p>faster rope for Vulkan: drm_syncobj</text:p>
              </text:list-item>
              <text:list-item>
                <text:p>really fast rope for Vulkan: timeline sync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Awesome Compilers</text:p>
          </draw:text-box>
        </draw:frame>
        <draw:frame presentation:style-name="pr5" draw:text-style-name="P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MESA IR, TGSI, GLSL IR, LLVM, ...</text:p>
              </text:list-item>
              <text:list-item>
                <text:p>plus 2-3 compilers in each driver</text:p>
              </text:list-item>
              <text:list-item>
                <text:p>NIR poised to rule them all</text:p>
              </text:list-item>
              <text:list-item>
                <text:p>…</text:p>
              </text:list-item>
              <text:list-item>
                <text:p>XDC19 «How to not write a back-end compiler», Jason Ekstr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Awesome Drivers</text:p>
          </draw:text-box>
        </draw:frame>
        <draw:frame presentation:style-name="pr5" draw:text-style-name="P6" draw:layer="layout" svg:width="25.199cm" svg:height="10.775cm" svg:x="1.4cm" svg:y="4.2cm" presentation:class="outline" presentation:user-transformed="true">
          <draw:text-box>
            <text:list text:style-name="L3">
              <text:list-item>
                <text:p><text:span text:style-name="T5">SoCs: panfrost, lima, freedreno, etnaviv, vc4/v3d, </text:span><text:span text:style-name="T5">nouveau</text:span></text:p>
              </text:list-item>
              <text:list-item>
                <text:p><text:span text:style-name="T5">radv+ACO: AMD Vulkan, not by AMD, but better</text:span></text:p>
                <text:p><text:span text:style-name="T5">XDC 2019 «ACO, a new compiler backend for GCN </text:span><text:span text:style-name="T5">GPUs», Bas Nieuwenhuizen, Daniel Schürmann</text:span></text:p>
              </text:list-item>
              <text:list-item>
                <text:p><text:span text:style-name="T5">iris: Intel no longer standing apart</text:span></text:p>
                <text:p><text:span text:style-name="T5">XDC 2018 «Optimizing i965 for the Future», Kenneth </text:span><text:span text:style-name="T5">Graunk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14.503cm" svg:x="1.4cm" svg:y="0.697cm" presentation:class="title" presentation:user-transformed="true">
          <draw:text-box>
            <text:p>Robert Foss<text:line-break/><text:span text:style-name="T2">«Panfrost:</text:span><text:span text:style-name="T2"><text:line-break/></text:span><text:span text:style-name="T2">Open Source meets Arm Mali GPUs»</text:span><text:line-break/>Wed, 1:30 p.m.–2:15 p.m. Room 8<text:line-break/><text:line-break/>(right after lunch today!)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14.503cm" svg:x="1.4cm" svg:y="0.697cm" presentation:class="title" presentation:user-transformed="true">
          <draw:text-box>
            <text:p>write code …<text:line-break/>(eventually) you win<text:line-break/><text:line-break/><text:span text:style-name="T6">Right?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Tools and Stuff</text:p>
          </draw:text-box>
        </draw:frame>
        <draw:frame presentation:style-name="pr5" draw:text-style-name="P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git (before gitlab)</text:p>
              </text:list-item>
              <text:list-item>
                <text:p>gitlab and CI, finally</text:p>
              </text:list-item>
              <text:list-item>
                <text:p>Code of Conduct</text:p>
              </text:list-item>
              <text:list-item>
                <text:p>X.org + freedesktop.org merg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14.503cm" svg:x="1.4cm" svg:y="0.697cm" presentation:class="title" presentation:user-transformed="true">
          <draw:text-box>
            <text:p><text:span text:style-name="T6">have some governance</text:span><text:span text:style-name="T6"><text:line-break/></text:span><text:span text:style-name="T6"><text:line-break/></text:span><text:span text:style-name="T7">not just administration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Companies and Money</text:p>
          </draw:text-box>
        </draw:frame>
        <draw:frame presentation:style-name="pr5" draw:text-style-name="P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need to pay the bills</text:p>
              </text:list-item>
              <text:list-item>
                <text:p>multiple GPU vendors, OS, distros</text:p>
              </text:list-item>
              <text:list-item>
                <text:p>multiple consulting shops</text:p>
              </text:list-item>
              <text:list-item>
                <text:p>no CLA</text:p>
              </text:list-item>
              <text:list-item>
                <text:p>no company governance</text:p>
              </text:list-item>
              <text:list-item>
                <text:p>free software = user control, no proprietary moa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14.503cm" svg:x="1.4cm" svg:y="0.697cm" presentation:class="title" presentation:user-transformed="true">
          <draw:text-box>
            <text:p><text:span text:style-name="T6">have some business cases</text:span><text:span text:style-name="T6"><text:line-break/></text:span><text:span text:style-name="T6"><text:line-break/></text:span><text:span text:style-name="T7">more than one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Dual Stack</text:p>
          </draw:text-box>
        </draw:frame>
        <draw:frame presentation:style-name="pr5" draw:text-style-name="P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open source kernel driver, closed userspace</text:p>
              </text:list-item>
              <text:list-item>
                <text:p>… or closed compiler</text:p>
              </text:list-item>
              <text:list-item>
                <text:p>«no way» for merging to upstream</text:p>
              </text:list-item>
              <text:list-item>
                <text:p>kernel GPL as leverage</text:p>
              </text:list-item>
              <text:list-item>
                <text:p>ok for paying bills as second class citi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14.503cm" svg:x="1.4cm" svg:y="0.697cm" presentation:class="title" presentation:user-transformed="true">
          <draw:text-box>
            <text:p><text:span text:style-name="T6">have some principles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14.503cm" svg:x="1.4cm" svg:y="0.697cm" presentation:class="title" presentation:user-transformed="true">
          <draw:text-box>
            <text:p>Keith Packard<text:line-break/><text:span text:style-name="T2">«The History of X:</text:span><text:span text:style-name="T2"><text:line-break/></text:span><text:span text:style-name="T2">Lessons for Software Freedom»</text:span><text:line-break/>Thu, 1:30 p.m.–2:15 p.m. Room 8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Awesome Future</text:p>
          </draw:text-box>
        </draw:frame>
        <draw:frame presentation:style-name="pr5" draw:text-style-name="P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Compute: CUDA, TPUs</text:p>
              </text:list-item>
              <text:list-item>
                <text:p>Nvidia?</text:p>
              </text:list-item>
              <text:list-item>
                <text:p>Khronos opening up mo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14.503cm" svg:x="1.4cm" svg:y="0.697cm" presentation:class="title" presentation:user-transformed="true">
          <draw:text-box>
            <text:p>Dave Airlie<text:line-break/><text:span text:style-name="T2">«Tensorflow on open source GPUs»</text:span><text:line-break/>Fri, 2:25 p.m.–3:10 p.m. Arena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Awesome Tech</text:p>
          </draw:text-box>
        </draw:frame>
        <draw:frame presentation:style-name="pr5" draw:text-style-name="P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atomic modesetting</text:p>
              </text:list-item>
              <text:list-item>
                <text:p>cross driver buffer sharing</text:p>
              </text:list-item>
              <text:list-item>
                <text:p>NIR compiler</text:p>
              </text:list-item>
              <text:list-item>
                <text:p>… 5th time's a charm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922cm" svg:x="1.4cm" svg:y="0.697cm" presentation:class="title">
          <draw:text-box>
            <text:p>Summary</text:p>
          </draw:text-box>
        </draw:frame>
        <draw:frame presentation:style-name="pr5" draw:text-style-name="P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eventually, you get the code right</text:p>
              </text:list-item>
              <text:list-item>
                <text:p>meanwhile, bad code = good code</text:p>
              </text:list-item>
              <text:list-item>
                <text:p>have some governance</text:p>
              </text:list-item>
              <text:list-item>
                <text:p>have some business cases</text:p>
              </text:list-item>
              <text:list-item>
                <text:p>have some princip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3cm" svg:stroke-color="#000000" draw:marker-start-width="0.65cm" draw:marker-end-width="0.6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5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922cm" svg:x="1.4cm" svg:y="0.697cm" presentation:class="title" presentation:placeholder="true">
        <draw:text-box/>
      </draw:frame>
      <draw:frame presentation:style-name="Default_5f_-outline1" draw:layer="backgroundobjects" svg:width="25.199cm" svg:height="10.149cm" svg:x="1.4cm" svg:y="4.095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2-02T15:38:20</meta:creation-date>
    <meta:editing-duration>P13DT23H17M11S</meta:editing-duration>
    <meta:editing-cycles>83</meta:editing-cycles>
    <meta:generator>LibreOffice/6.3.3.2.0$Linux_X86_64 LibreOffice_project/30$Build-2</meta:generator>
    <dc:date>2020-01-15T06:33:46.566987226</dc:date>
    <meta:document-statistic meta:object-count="118"/>
  </office:meta>
</office:document-meta>
</file>